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🐙 GitHub Overview and Visual Studio Integration Guide</text:p>
      <text:p text:style-name="Standard"/>
      <text:p text:style-name="Standard">## 📚 What is GitHub?</text:p>
      <text:p text:style-name="Standard"/>
      <text:p text:style-name="Standard">**GitHub** is a web-based platform that provides hosting for software development and version control using Git.</text:p>
      <text:p text:style-name="Standard"/>
      <text:p text:style-name="Standard">### Key Features:</text:p>
      <text:p text:style-name="Standard">- 🗂️ **Version Control** - Track changes in your code over time</text:p>
      <text:p text:style-name="Standard">- 👥 **Collaboration** - Multiple developers can work on projects simultaneously</text:p>
      <text:p text:style-name="Standard">- 🔄 **Code Review** - Review and discuss code changes before merging</text:p>
      <text:p text:style-name="Standard">- 📦 **Repository Hosting** - Store and manage your code in the cloud</text:p>
      <text:p text:style-name="Standard">- 🌿 **Branching &amp; Merging** - Create separate development branches</text:p>
      <text:p text:style-name="Standard">- 🔒 **Access Control** - Manage permissions for team members</text:p>
      <text:p text:style-name="Standard">- 📊 **Project Management** - Issues, pull requests, and project boards</text:p>
      <text:p text:style-name="Standard"/>
      <text:p text:style-name="Standard">---</text:p>
      <text:p text:style-name="Standard"/>
      <text:p text:style-name="Standard">## 🚀 Process of Creating a Repository from Visual Studio</text:p>
      <text:p text:style-name="Standard"/>
      <text:p text:style-name="Standard">### Prerequisites:</text:p>
      <text:p text:style-name="Standard">- ✅ Visual Studio installed (2019 or later recommended)</text:p>
      <text:p text:style-name="Standard">- ✅ GitHub account created</text:p>
      <text:p text:style-name="Standard">- ✅ Git installed on your system</text:p>
      <text:p text:style-name="Standard"/>
      <text:p text:style-name="Standard">---</text:p>
      <text:p text:style-name="Standard"/>
      <text:p text:style-name="Standard">### 📝 Step-by-Step Process:</text:p>
      <text:p text:style-name="Standard"/>
      <text:p text:style-name="Standard">#### **Method 1: Creating a New Repository with a New Project**</text:p>
      <text:p text:style-name="Standard"/>
      <text:p text:style-name="Standard">1. **Open Visual Studio**</text:p>
      <text:p text:style-name="Standard"><text:s text:c="3"/>- Launch Visual Studio IDE</text:p>
      <text:p text:style-name="Standard"/>
      <text:p text:style-name="Standard">2. **Create New Project**</text:p>
      <text:p text:style-name="Standard"><text:s text:c="3"/>- Click on `Create a new project`</text:p>
      <text:p text:style-name="Standard"><text:s text:c="3"/>- Select your desired project template</text:p>
      <text:p text:style-name="Standard"><text:s text:c="3"/>- Click `Next`</text:p>
      <text:p text:style-name="Standard"/>
      <text:p text:style-name="Standard">3. **Configure Project Settings**</text:p>
      <text:p text:style-name="Standard"><text:s text:c="3"/>- Enter project name and location</text:p>
      <text:p text:style-name="Standard"><text:s text:c="3"/>- ✅ Check the box `Create new Git repository`</text:p>
      <text:p text:style-name="Standard"><text:s text:c="3"/>- Click `Create`</text:p>
      <text:p text:style-name="Standard"/>
      <text:p text:style-name="Standard">4. **Publish to GitHub**</text:p>
      <text:p text:style-name="Standard"><text:s text:c="3"/>- Go to `Git` menu → `Create Git Repository`</text:p>
      <text:p text:style-name="Standard"><text:s text:c="3"/>- Sign in to your GitHub account if prompted</text:p>
      <text:p text:style-name="Standard"><text:s text:c="3"/>- Fill in repository details:</text:p>
      <text:p text:style-name="Standard"><text:soft-page-break/><text:s text:c="5"/>- 📛 Repository name</text:p>
      <text:p text:style-name="Standard"><text:s text:c="5"/>- 📄 Description (optional)</text:p>
      <text:p text:style-name="Standard"><text:s text:c="5"/>- 🔓 Public or 🔒 Private</text:p>
      <text:p text:style-name="Standard"><text:s text:c="3"/>- Click `Create and Push`</text:p>
      <text:p text:style-name="Standard"/>
      <text:p text:style-name="Standard">---</text:p>
      <text:p text:style-name="Standard"/>
      <text:p text:style-name="Standard">#### **Method 2: Adding Existing Project to GitHub**</text:p>
      <text:p text:style-name="Standard"/>
      <text:p text:style-name="Standard">1. **Open Your Project**</text:p>
      <text:p text:style-name="Standard"><text:s text:c="3"/>- Open your existing solution in Visual Studio</text:p>
      <text:p text:style-name="Standard"/>
      <text:p text:style-name="Standard">2. **Initialize Git Repository**</text:p>
      <text:p text:style-name="Standard"><text:s text:c="3"/>- Go to `Git` menu → `Create Git Repository`</text:p>
      <text:p text:style-name="Standard"><text:s text:c="3"/>- Or use `View` → `Git Changes`</text:p>
      <text:p text:style-name="Standard"/>
      <text:p text:style-name="Standard">3. **Connect to GitHub**</text:p>
      <text:p text:style-name="Standard"><text:s text:c="3"/>- In the Git Changes window, click `Add to Source Control`</text:p>
      <text:p text:style-name="Standard"><text:s text:c="3"/>- Select `Git` from the dropdown</text:p>
      <text:p text:style-name="Standard"/>
      <text:p text:style-name="Standard">4. **Publish to GitHub**</text:p>
      <text:p text:style-name="Standard"><text:s text:c="3"/>- Click the `Publish to GitHub` button</text:p>
      <text:p text:style-name="Standard"><text:s text:c="3"/>- Sign in to GitHub if needed</text:p>
      <text:p text:style-name="Standard"><text:s text:c="3"/>- Configure repository settings</text:p>
      <text:p text:style-name="Standard"><text:s text:c="3"/>- Click `Publish`</text:p>
      <text:p text:style-name="Standard"/>
      <text:p text:style-name="Standard">---</text:p>
      <text:p text:style-name="Standard"/>
      <text:p text:style-name="Standard">#### **Method 3: Using Team Explorer (Older Visual Studio Versions)**</text:p>
      <text:p text:style-name="Standard"/>
      <text:p text:style-name="Standard">1. **Open Team Explorer**</text:p>
      <text:p text:style-name="Standard"><text:s text:c="3"/>- `View` → `Team Explorer`</text:p>
      <text:p text:style-name="Standard"/>
      <text:p text:style-name="Standard">2. **Add to Source Control**</text:p>
      <text:p text:style-name="Standard"><text:s text:c="3"/>- Click on `Add to Source Control` icon</text:p>
      <text:p text:style-name="Standard"><text:s text:c="3"/>- Select `Git`</text:p>
      <text:p text:style-name="Standard"/>
      <text:p text:style-name="Standard">3. **Publish to GitHub**</text:p>
      <text:p text:style-name="Standard"><text:s text:c="3"/>- In Team Explorer, click `Sync`</text:p>
      <text:p text:style-name="Standard"><text:s text:c="3"/>- Click `Publish to GitHub`</text:p>
      <text:p text:style-name="Standard"><text:s text:c="3"/>- Enter credentials</text:p>
      <text:p text:style-name="Standard"><text:s text:c="3"/>- Fill in repository information</text:p>
      <text:p text:style-name="Standard"><text:s text:c="3"/>- Click `Publish`</text:p>
      <text:p text:style-name="Standard"/>
      <text:p text:style-name="Standard">---</text:p>
      <text:p text:style-name="Standard"/>
      <text:p text:style-name="Standard">## 💡 Common Operations After Creating Repository</text:p>
      <text:p text:style-name="Standard"/>
      <text:p text:style-name="Standard">### Making Commits:</text:p>
      <text:p text:style-name="Standard"><text:soft-page-break/>1. 📝 Make changes to your code</text:p>
      <text:p text:style-name="Standard">2. 🔍 Go to `Git Changes` window</text:p>
      <text:p text:style-name="Standard">3. ✍️ Enter commit message</text:p>
      <text:p text:style-name="Standard">4. ✅ Click `Commit All`</text:p>
      <text:p text:style-name="Standard"/>
      <text:p text:style-name="Standard">### Pushing Changes:</text:p>
      <text:p text:style-name="Standard">- 📤 Click `Push` button in Git Changes window</text:p>
      <text:p text:style-name="Standard">- Or use `Git` → `Push` from menu</text:p>
      <text:p text:style-name="Standard"/>
      <text:p text:style-name="Standard">### Pulling Changes:</text:p>
      <text:p text:style-name="Standard">- 📥 Click `Pull` button in Git Changes window</text:p>
      <text:p text:style-name="Standard">- Or use `Git` → `Pull` from menu</text:p>
      <text:p text:style-name="Standard"/>
      <text:p text:style-name="Standard">### Creating Branches:</text:p>
      <text:p text:style-name="Standard">- 🌿 Go to `Git` → `New Branch`</text:p>
      <text:p text:style-name="Standard">- Enter branch name</text:p>
      <text:p text:style-name="Standard">- Click `Create`</text:p>
      <text:p text:style-name="Standard"/>
      <text:p text:style-name="Standard">---</text:p>
      <text:p text:style-name="Standard"/>
      <text:p text:style-name="Standard">## 🔧 Troubleshooting Tips</text:p>
      <text:p text:style-name="Standard"/>
      <text:p text:style-name="Standard">| Issue | Solution |</text:p>
      <text:p text:style-name="Standard">|-------|----------|</text:p>
      <text:p text:style-name="Standard">| ❌ Authentication fails | Use Personal Access Token (PAT) instead of password |</text:p>
      <text:p text:style-name="Standard">| 🔄 Sync issues | Check internet connection and repository permissions |</text:p>
      <text:p text:style-name="Standard">| 📁 Files not tracked | Check `.gitignore` file settings |</text:p>
      <text:p text:style-name="Standard">| 🔀 Merge conflicts | Resolve conflicts manually in the editor |</text:p>
      <text:p text:style-name="Standard"/>
      <text:p text:style-name="Standard">---</text:p>
      <text:p text:style-name="Standard"/>
      <text:p text:style-name="Standard">## 📖 Useful Resources</text:p>
      <text:p text:style-name="Standard"/>
      <text:p text:style-name="Standard">- 🌐 [GitHub Documentation](https://docs.github.com)</text:p>
      <text:p text:style-name="Standard">- 💻 [Visual Studio Git Documentation](https://docs.microsoft.com/visualstudio/version-control)</text:p>
      <text:p text:style-name="Standard">- 🎓 [Git Learning Resources](https://git-scm.com/doc)</text:p>
      <text:p text:style-name="Standard"/>
      <text:p text:style-name="Standard">---</text:p>
      <text:p text:style-name="Standard"/>
      <text:p text:style-name="Standard">**🎉 You're now ready to use GitHub with Visual Studio!*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3T11:39:58.147186600</meta:creation-date>
    <dc:date>2026-03-23T11:41:00.151497300</dc:date>
    <meta:editing-duration>PT1M2S</meta:editing-duration>
    <meta:editing-cycles>1</meta:editing-cycles>
    <meta:document-statistic meta:table-count="0" meta:image-count="0" meta:object-count="0" meta:page-count="3" meta:paragraph-count="98" meta:word-count="594" meta:character-count="3506" meta:non-whitespace-character-count="2913"/>
    <meta:generator>LibreOffice/25.8.5.2$Windows_X86_64 LibreOffice_project/9c8b85f387cc00a89945a79c9e6239f32e450ac2</meta:generator>
  </office:meta>
</office:document-meta>
</file>